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000000212377953261A7A1855.png" manifest:media-type="image/png"/>
  <manifest:file-entry manifest:full-path="Pictures/10000000000000CA000000F90EA6156F65559A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9.148cm" fo:min-width="0cm"/>
    </style:style>
    <style:style style:name="gr4" style:family="graphic" style:parent-style-name="objectwithoutfill">
      <style:graphic-properties svg:stroke-width="0.081cm" svg:stroke-color="#104e8b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666666" draw:fill-color="#c1cdcd" draw:textarea-horizontal-align="justify" draw:textarea-vertical-align="middle" draw:auto-grow-height="false" fo:min-height="0.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3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28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4.0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svg:stroke-color="#666666" draw:fill-color="#c1cdcd" draw:textarea-horizontal-align="justify" draw:textarea-vertical-align="middle" draw:auto-grow-height="false" fo:min-height="0.444cm" fo:min-width="0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3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6.71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color="#666666" draw:fill-color="#c1cdcd" draw:textarea-horizontal-align="justify" draw:textarea-vertical-align="middle" draw:auto-grow-height="false" fo:min-height="0.369cm" fo:min-width="0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469cm" fo:min-width="0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0" style:family="graphic" style:parent-style-name="standard">
      <style:graphic-properties svg:stroke-color="#666666" draw:fill-color="#c1cdcd" draw:textarea-horizontal-align="justify" draw:textarea-vertical-align="middle" draw:auto-grow-height="false" fo:min-height="0.04cm" fo:min-width="0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101cm" fo:min-width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1cdc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81cm" svg:y1="3.313cm" svg:x2="0.81cm" svg:y2="13.695cm">
          <text:p/>
        </draw:line>
        <draw:frame draw:style-name="gr2" draw:text-style-name="P1" draw:layer="layout" svg:width="1.792cm" svg:height="2.212cm" svg:x="0.217cm" svg:y="1.101cm">
          <draw:image xlink:href="Pictures/10000000000000CA000000F90EA6156F65559AAE.png" xlink:type="simple" xlink:show="embed" xlink:actuate="onLoad" draw:mime-type="image/png">
            <text:p/>
          </draw:image>
        </draw:frame>
        <draw:frame draw:style-name="gr2" draw:text-style-name="P1" draw:layer="layout" svg:width="1.792cm" svg:height="2.212cm" svg:x="5.412cm" svg:y="1.101cm">
          <draw:image xlink:href="Pictures/10000000000000CA000000F90EA6156F65559AAE.png" xlink:type="simple" xlink:show="embed" xlink:actuate="onLoad" draw:mime-type="image/png">
            <text:p/>
          </draw:image>
        </draw:frame>
        <draw:frame draw:style-name="gr2" draw:text-style-name="P1" draw:layer="layout" svg:width="1.792cm" svg:height="2.212cm" svg:x="9.208cm" svg:y="1.101cm">
          <draw:image xlink:href="Pictures/10000000000000CA000000F90EA6156F65559AAE.png" xlink:type="simple" xlink:show="embed" xlink:actuate="onLoad" draw:mime-type="image/png">
            <text:p/>
          </draw:image>
        </draw:frame>
        <draw:line draw:style-name="gr1" draw:text-style-name="P1" draw:layer="layout" svg:x1="6.005cm" svg:y1="3.313cm" svg:x2="6.005cm" svg:y2="13.675cm">
          <text:p/>
        </draw:line>
        <draw:line draw:style-name="gr1" draw:text-style-name="P1" draw:layer="layout" svg:x1="10.001cm" svg:y1="3.213cm" svg:x2="10.001cm" svg:y2="13.654cm">
          <text:p/>
        </draw:line>
        <draw:custom-shape draw:style-name="gr3" draw:text-style-name="P2" draw:layer="layout" svg:width="0.4cm" svg:height="9.398cm" svg:x="0.616cm" svg:y="3.61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016cm" svg:y1="4.413cm" svg:x2="5.853cm" svg:y2="4.413cm">
          <text:p/>
        </draw:line>
        <draw:line draw:style-name="gr4" draw:text-style-name="P1" draw:layer="layout" svg:x1="1.016cm" svg:y1="6.313cm" svg:x2="9.749cm" svg:y2="6.313cm">
          <text:p/>
        </draw:line>
        <draw:line draw:style-name="gr4" draw:text-style-name="P1" draw:layer="layout" svg:x1="9.749cm" svg:y1="7.113cm" svg:x2="1.016cm" svg:y2="7.113cm">
          <text:p/>
        </draw:line>
        <draw:custom-shape draw:style-name="gr5" draw:text-style-name="P3" draw:layer="layout" svg:width="0.4cm" svg:height="0.8cm" svg:x="0.616cm" svg:y="4.4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0.8cm" svg:x="0.616cm" svg:y="6.31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874cm" svg:height="1.013cm" svg:x="5.412cm" svg:y="0cm">
          <draw:text-box>
            <text:p><text:span text:style-name="T1">Alice</text:span></text:p>
          </draw:text-box>
        </draw:frame>
        <draw:frame draw:style-name="gr7" draw:text-style-name="P4" draw:layer="layout" svg:width="1.628cm" svg:height="1.013cm" svg:x="9.208cm" svg:y="0.001cm">
          <draw:text-box>
            <text:p><text:span text:style-name="T1">Bob</text:span></text:p>
          </draw:text-box>
        </draw:frame>
        <draw:custom-shape draw:style-name="gr8" draw:text-style-name="P2" draw:layer="layout" svg:width="0.4cm" svg:height="0.8cm" svg:x="5.853cm" svg:y="4.413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02cm" svg:height="0.593cm" svg:x="1.092cm" svg:y="3.813cm">
          <draw:text-box>
            <text:p><text:span text:style-name="T2">Schreib-Operation</text:span></text:p>
          </draw:text-box>
        </draw:frame>
        <draw:line draw:style-name="gr4" draw:text-style-name="P1" draw:layer="layout" svg:x1="5.853cm" svg:y1="5.213cm" svg:x2="1.016cm" svg:y2="5.213cm">
          <text:p/>
        </draw:line>
        <draw:custom-shape draw:style-name="gr8" draw:text-style-name="P2" draw:layer="layout" svg:width="0.4cm" svg:height="0.8cm" svg:x="9.749cm" svg:y="6.313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02cm" svg:height="0.593cm" svg:x="1.192cm" svg:y="5.771cm">
          <draw:text-box>
            <text:p><text:span text:style-name="T2">Schreib-Operation</text:span></text:p>
          </draw:text-box>
        </draw:frame>
        <draw:line draw:style-name="gr4" draw:text-style-name="P1" draw:layer="layout" svg:x1="1.016cm" svg:y1="8.406cm" svg:x2="5.853cm" svg:y2="8.406cm">
          <text:p/>
        </draw:line>
        <draw:custom-shape draw:style-name="gr10" draw:text-style-name="P3" draw:layer="layout" svg:width="0.4cm" svg:height="0.694cm" svg:x="0.616cm" svg:y="8.4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cm" svg:height="0.586cm" svg:x="5.853cm" svg:y="8.406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6.712cm" svg:height="0.593cm" svg:x="1.21cm" svg:y="7.813cm">
          <draw:text-box>
            <text:p><text:span text:style-name="T3">Vote</text:span></text:p>
          </draw:text-box>
        </draw:frame>
        <draw:line draw:style-name="gr4" draw:text-style-name="P1" draw:layer="layout" svg:x1="5.853cm" svg:y1="9.106cm" svg:x2="1.016cm" svg:y2="9.113cm">
          <text:p/>
        </draw:line>
        <draw:line draw:style-name="gr4" draw:text-style-name="P1" draw:layer="layout" svg:x1="1.016cm" svg:y1="9.994cm" svg:x2="9.801cm" svg:y2="9.913cm">
          <text:p/>
        </draw:line>
        <draw:custom-shape draw:style-name="gr13" draw:text-style-name="P3" draw:layer="layout" svg:width="0.4cm" svg:height="0.619cm" svg:x="0.616cm" svg:y="9.9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cm" svg:height="0.719cm" svg:x="9.749cm" svg:y="9.89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749cm" svg:y1="10.613cm" svg:x2="1.016cm" svg:y2="10.613cm">
          <text:p/>
        </draw:line>
        <draw:frame draw:style-name="gr15" draw:text-style-name="P7" draw:layer="layout" svg:width="1.888cm" svg:height="1.043cm" svg:x="0cm" svg:y="0.514cm">
          <draw:image xlink:href="Pictures/10000001000003C000000212377953261A7A1855.png" xlink:type="simple" xlink:show="embed" xlink:actuate="onLoad" draw:mime-type="image/png">
            <text:p/>
          </draw:image>
        </draw:frame>
        <draw:g draw:name="status-ok 1">
          <draw:custom-shape draw:style-name="gr16" draw:text-style-name="P8" draw:layer="layout" svg:width="0.6cm" svg:height="0.6cm" svg:x="5.753cm" svg:y="8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7" draw:text-style-name="P9" draw:layer="layout" svg:width="0.287cm" svg:height="0.219cm" svg:x="5.909cm" svg:y="8.892cm" svg:viewBox="0 0 288 220" draw:points="0,122 98,220 288,0">
            <text:p/>
          </draw:polyline>
        </draw:g>
        <draw:g draw:name="status-ok 2">
          <draw:custom-shape draw:style-name="gr18" draw:text-style-name="P8" draw:layer="layout" svg:width="0.6cm" svg:height="0.6cm" svg:x="9.649cm" svg:y="10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9" draw:text-style-name="P9" draw:layer="layout" svg:width="0.287cm" svg:height="0.219cm" svg:x="9.805cm" svg:y="10.403cm" svg:viewBox="0 0 288 220" draw:points="0,122 98,220 288,0">
            <text:p/>
          </draw:polyline>
        </draw:g>
        <draw:line draw:style-name="gr4" draw:text-style-name="P1" draw:layer="layout" svg:x1="1.016cm" svg:y1="12.048cm" svg:x2="5.853cm" svg:y2="12.041cm">
          <text:p/>
        </draw:line>
        <draw:custom-shape draw:style-name="gr20" draw:text-style-name="P3" draw:layer="layout" svg:width="0.4cm" svg:height="0.29cm" svg:x="0.616cm" svg:y="12.0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cm" svg:height="0.351cm" svg:x="5.853cm" svg:y="12.04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6.712cm" svg:height="0.593cm" svg:x="1.21cm" svg:y="11.448cm">
          <draw:text-box>
            <text:p text:style-name="P10"><text:span text:style-name="T3">Commit</text:span></text:p>
          </draw:text-box>
        </draw:frame>
        <draw:line draw:style-name="gr4" draw:text-style-name="P1" draw:layer="layout" svg:x1="5.853cm" svg:y1="12.341cm" svg:x2="1.016cm" svg:y2="12.348cm">
          <text:p/>
        </draw:line>
        <draw:line draw:style-name="gr4" draw:text-style-name="P1" draw:layer="layout" svg:x1="1.016cm" svg:y1="12.88cm" svg:x2="9.759cm" svg:y2="12.887cm">
          <text:p/>
        </draw:line>
        <draw:custom-shape draw:style-name="gr20" draw:text-style-name="P3" draw:layer="layout" svg:width="0.4cm" svg:height="0.29cm" svg:x="0.616cm" svg:y="12.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cm" svg:height="0.351cm" svg:x="9.759cm" svg:y="12.87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759cm" svg:y1="13.224cm" svg:x2="1.016cm" svg:y2="13.18cm">
          <text:p/>
        </draw:lin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1cm" fo:page-height="13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081cm" svg:height="7.575cm" svg:x="2.459cm" svg:y="2.485cm"/>
      <draw:page-thumbnail draw:layer="backgroundobjects" svg:width="6.081cm" svg:height="7.575cm" svg:x="2.459cm" svg:y="11.061cm"/>
      <draw:page-thumbnail draw:layer="backgroundobjects" svg:width="6.081cm" svg:height="7.575cm" svg:x="2.459cm" svg:y="19.637cm"/>
      <draw:page-thumbnail draw:layer="backgroundobjects" svg:width="6.081cm" svg:height="7.575cm" svg:x="12.459cm" svg:y="2.485cm"/>
      <draw:page-thumbnail draw:layer="backgroundobjects" svg:width="6.081cm" svg:height="7.575cm" svg:x="12.459cm" svg:y="11.061cm"/>
      <draw:page-thumbnail draw:layer="backgroundobjects" svg:width="6.081cm" svg:height="7.575cm" svg:x="12.459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24-02-09T07:08:30.574898093</meta:creation-date>
    <dc:date>2024-02-16T06:32:51.780659533</dc:date>
    <dc:creator>Dennis Schulmeister-Zimolong</dc:creator>
    <meta:editing-duration>PT18M1S</meta:editing-duration>
    <meta:editing-cycles>5</meta:editing-cycles>
    <meta:generator>LibreOffice/7.4.7.2$Linux_X86_64 LibreOffice_project/40$Build-2</meta:generator>
    <meta:document-statistic meta:object-count="67"/>
  </office:meta>
</office:document-meta>
</file>